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ub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aff_country</text:p>
          </table:table-cell>
          <table:table-cell office:value-type="string" calcext:value-type="string">
            <text:p>aff_country_code</text:p>
          </table:table-cell>
          <table:table-cell office:value-type="string" calcext:value-type="string">
            <text:p>aff_id</text:p>
          </table:table-cell>
          <table:table-cell office:value-type="string" calcext:value-type="string">
            <text:p>aff_city</text:p>
          </table:table-cell>
          <table:table-cell office:value-type="string" calcext:value-type="string">
            <text:p>aff_city_id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pub.1123345821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Peral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New York City</text:p>
          </table:table-cell>
          <table:table-cell office:value-type="float" office:value="45378" calcext:value-type="float">
            <text:p>4537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1123345821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float" office:value="72490" calcext:value-type="float">
            <text:p>72490</text:p>
          </table:table-cell>
          <table:table-cell office:value-type="string" calcext:value-type="string">
            <text:p>Havana</text:p>
          </table:table-cell>
          <table:table-cell office:value-type="float" office:value="90182" calcext:value-type="float">
            <text:p>9018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ub.1123345821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Hol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New York City</text:p>
          </table:table-cell>
          <table:table-cell office:value-type="float" office:value="45378" calcext:value-type="float">
            <text:p>4537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1123345821</text:p>
          </table:table-cell>
          <table:table-cell office:value-type="string" calcext:value-type="string">
            <text:p>Rosa 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Houston</text:p>
          </table:table-cell>
          <table:table-cell office:value-type="float" office:value="12456" calcext:value-type="float">
            <text:p>1245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ub.112334582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oy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New York City</text:p>
          </table:table-cell>
          <table:table-cell office:value-type="float" office:value="45378" calcext:value-type="float">
            <text:p>4537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1156792011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Kapoo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float" office:value="44562" calcext:value-type="float">
            <text:p>44562</text:p>
          </table:table-cell>
          <table:table-cell office:value-type="string" calcext:value-type="string">
            <text:p>Bangalore</text:p>
          </table:table-cell>
          <table:table-cell office:value-type="float" office:value="64321" calcext:value-type="float">
            <text:p>6432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ub.11567920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Scranton</text:p>
          </table:table-cell>
          <table:table-cell office:value-type="float" office:value="32562" calcext:value-type="float">
            <text:p>3256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1156792011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Halper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Scranton</text:p>
          </table:table-cell>
          <table:table-cell office:value-type="float" office:value="32562" calcext:value-type="float">
            <text:p>3256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1156792011</text:p>
          </table:table-cell>
          <table:table-cell office:value-type="string" calcext:value-type="string">
            <text:p>Dwight </text:p>
          </table:table-cell>
          <table:table-cell office:value-type="string" calcext:value-type="string">
            <text:p>Schrut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Scranton</text:p>
          </table:table-cell>
          <table:table-cell office:value-type="float" office:value="32562" calcext:value-type="float">
            <text:p>3256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1172183427</text:p>
          </table:table-cell>
          <table:table-cell office:value-type="string" calcext:value-type="string">
            <text:p>Lars L.</text:p>
          </table:table-cell>
          <table:table-cell office:value-type="string" calcext:value-type="string">
            <text:p>Anders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grid.5117.2</text:p>
          </table:table-cell>
          <table:table-cell office:value-type="string" calcext:value-type="string">
            <text:p>Aalborg</text:p>
          </table:table-cell>
          <table:table-cell office:value-type="float" office:value="2624886" calcext:value-type="float">
            <text:p>262488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1172183427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Vinstrup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grid.418079.3</text:p>
          </table:table-cell>
          <table:table-cell office:value-type="string" calcext:value-type="string">
            <text:p>Copenhagen</text:p>
          </table:table-cell>
          <table:table-cell office:value-type="float" office:value="2618425" calcext:value-type="float">
            <text:p>261842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1172183427</text:p>
          </table:table-cell>
          <table:table-cell office:value-type="string" calcext:value-type="string">
            <text:p>Sebastian V.</text:p>
          </table:table-cell>
          <table:table-cell office:value-type="string" calcext:value-type="string">
            <text:p>Skovlun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grid.418079.3</text:p>
          </table:table-cell>
          <table:table-cell office:value-type="string" calcext:value-type="string">
            <text:p>Copenhagen</text:p>
          </table:table-cell>
          <table:table-cell office:value-type="float" office:value="2618425" calcext:value-type="float">
            <text:p>261842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1172183427</text:p>
          </table:table-cell>
          <table:table-cell office:value-type="string" calcext:value-type="string">
            <text:p>Sebastian V.</text:p>
          </table:table-cell>
          <table:table-cell office:value-type="string" calcext:value-type="string">
            <text:p>Skovlund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grid.10825.3e</text:p>
          </table:table-cell>
          <table:table-cell office:value-type="string" calcext:value-type="string">
            <text:p>Odense</text:p>
          </table:table-cell>
          <table:table-cell office:value-type="float" office:value="2615876" calcext:value-type="float">
            <text:p>261587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1172183427</text:p>
          </table:table-cell>
          <table:table-cell office:value-type="string" calcext:value-type="string">
            <text:p>Víctor</text:p>
          </table:table-cell>
          <table:table-cell office:value-type="string" calcext:value-type="string">
            <text:p>Doménech-Garcí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rid.440816.f</text:p>
          </table:table-cell>
          <table:table-cell office:value-type="string" calcext:value-type="string">
            <text:p>Zaragoza</text:p>
          </table:table-cell>
          <table:table-cell office:value-type="float" office:value="3104324" calcext:value-type="float">
            <text:p>310432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1172183410</text:p>
          </table:table-cell>
          <table:table-cell office:value-type="string" calcext:value-type="string">
            <text:p>Yutian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grid.13402.34</text:p>
          </table:table-cell>
          <table:table-cell office:value-type="string" calcext:value-type="string">
            <text:p>Hangzhou</text:p>
          </table:table-cell>
          <table:table-cell office:value-type="float" office:value="1808926" calcext:value-type="float">
            <text:p>180892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1172183410</text:p>
          </table:table-cell>
          <table:table-cell office:value-type="string" calcext:value-type="string">
            <text:p>Qianhui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grid.8547.e</text:p>
          </table:table-cell>
          <table:table-cell office:value-type="string" calcext:value-type="string">
            <text:p>Shanghai</text:p>
          </table:table-cell>
          <table:table-cell office:value-type="float" office:value="1796236" calcext:value-type="float">
            <text:p>179623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ub.1172183410</text:p>
          </table:table-cell>
          <table:table-cell office:value-type="string" calcext:value-type="string">
            <text:p>Weilin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grid.13402.34</text:p>
          </table:table-cell>
          <table:table-cell office:value-type="string" calcext:value-type="string">
            <text:p>Hangzhou</text:p>
          </table:table-cell>
          <table:table-cell office:value-type="float" office:value="1808926" calcext:value-type="float">
            <text:p>180892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11721833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Zhuomeng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grid.440622.6</text:p>
          </table:table-cell>
          <table:table-cell office:value-type="string" calcext:value-type="string">
            <text:p>Tai’an</text:p>
          </table:table-cell>
          <table:table-cell office:value-type="float" office:value="1793724" calcext:value-type="float">
            <text:p>179372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ub.1172183391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grid.440622.6</text:p>
          </table:table-cell>
          <table:table-cell office:value-type="string" calcext:value-type="string">
            <text:p>Tai’an</text:p>
          </table:table-cell>
          <table:table-cell office:value-type="float" office:value="1793724" calcext:value-type="float">
            <text:p>179372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ub.1172183363</text:p>
          </table:table-cell>
          <table:table-cell office:value-type="string" calcext:value-type="string">
            <text:p>Yixuan</text:p>
          </table:table-cell>
          <table:table-cell office:value-type="string" calcext:value-type="string">
            <text:p>Huang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id.4868.2</text:p>
          </table:table-cell>
          <table:table-cell office:value-type="string" calcext:value-type="string">
            <text:p>London</text:p>
          </table:table-cell>
          <table:table-cell office:value-type="float" office:value="2643743" calcext:value-type="float">
            <text:p>26437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ub.1172183363</text:p>
          </table:table-cell>
          <table:table-cell office:value-type="string" calcext:value-type="string">
            <text:p>Shuku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rid.59025.3b</text:p>
          </table:table-cell>
          <table:table-cell office:value-type="string" calcext:value-type="string">
            <text:p>Singapore</text:p>
          </table:table-cell>
          <table:table-cell office:value-type="float" office:value="1880252" calcext:value-type="float">
            <text:p>188025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ub.1172183363</text:p>
          </table:table-cell>
          <table:table-cell office:value-type="string" calcext:value-type="string">
            <text:p>Yuanshi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id.11835.3e</text:p>
          </table:table-cell>
          <table:table-cell office:value-type="string" calcext:value-type="string">
            <text:p>Sheffield</text:p>
          </table:table-cell>
          <table:table-cell office:value-type="float" office:value="2638077" calcext:value-type="float">
            <text:p>263807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ub.3458903457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Peralt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New York City</text:p>
          </table:table-cell>
          <table:table-cell office:value-type="float" office:value="45378" calcext:value-type="float">
            <text:p>4537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3458903457</text:p>
          </table:table-cell>
          <table:table-cell office:value-type="string" calcext:value-type="string">
            <text:p>Rosa 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Houston</text:p>
          </table:table-cell>
          <table:table-cell office:value-type="float" office:value="12456" calcext:value-type="float">
            <text:p>1245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ub.345890345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oyle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float" office:value="21345" calcext:value-type="float">
            <text:p>21345</text:p>
          </table:table-cell>
          <table:table-cell office:value-type="string" calcext:value-type="string">
            <text:p>New York City</text:p>
          </table:table-cell>
          <table:table-cell office:value-type="float" office:value="45378" calcext:value-type="float">
            <text:p>4537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3458903457</text:p>
          </table:table-cell>
          <table:table-cell office:value-type="string" calcext:value-type="string">
            <text:p>Víctor</text:p>
          </table:table-cell>
          <table:table-cell office:value-type="string" calcext:value-type="string">
            <text:p>Doménech-Garcí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rid.440816.f</text:p>
          </table:table-cell>
          <table:table-cell office:value-type="string" calcext:value-type="string">
            <text:p>Zaragoza</text:p>
          </table:table-cell>
          <table:table-cell office:value-type="float" office:value="3104324" calcext:value-type="float">
            <text:p>310432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3458903457</text:p>
          </table:table-cell>
          <table:table-cell office:value-type="string" calcext:value-type="string">
            <text:p>Yutian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grid.13402.34</text:p>
          </table:table-cell>
          <table:table-cell office:value-type="string" calcext:value-type="string">
            <text:p>Hangzhou</text:p>
          </table:table-cell>
          <table:table-cell office:value-type="float" office:value="1808926" calcext:value-type="float">
            <text:p>1808926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pub.3458903457</text:p>
          </table:table-cell>
          <table:table-cell office:value-type="string" calcext:value-type="string">
            <text:p>Qianhui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grid.8547.e</text:p>
          </table:table-cell>
          <table:table-cell office:value-type="string" calcext:value-type="string">
            <text:p>Shanghai</text:p>
          </table:table-cell>
          <table:table-cell office:value-type="float" office:value="1796236" calcext:value-type="float">
            <text:p>179623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ub.3458903457</text:p>
          </table:table-cell>
          <table:table-cell office:value-type="string" calcext:value-type="string">
            <text:p>Shukun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rid.59025.3b</text:p>
          </table:table-cell>
          <table:table-cell office:value-type="string" calcext:value-type="string">
            <text:p>Singapore</text:p>
          </table:table-cell>
          <table:table-cell office:value-type="float" office:value="1880252" calcext:value-type="float">
            <text:p>188025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ub.3458903457</text:p>
          </table:table-cell>
          <table:table-cell office:value-type="string" calcext:value-type="string">
            <text:p>Yuanshi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id.11835.3e</text:p>
          </table:table-cell>
          <table:table-cell office:value-type="string" calcext:value-type="string">
            <text:p>Sheffield</text:p>
          </table:table-cell>
          <table:table-cell office:value-type="float" office:value="2638077" calcext:value-type="float">
            <text:p>2638077</text:p>
          </table:table-cell>
          <table:table-cell office:value-type="string" calcext:value-type="string">
            <text:p>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0:10:38.686893584</meta:creation-date>
    <meta:generator>LibreOffice/7.3.7.2$Linux_X86_64 LibreOffice_project/30$Build-2</meta:generator>
    <dc:date>2024-07-23T23:38:15.027807009</dc:date>
    <meta:editing-duration>PT12M42S</meta:editing-duration>
    <meta:editing-cycles>3</meta:editing-cycles>
    <meta:document-statistic meta:table-count="1" meta:cell-count="279" meta:object-count="0"/>
  </office:meta>
</office:document-meta>
</file>